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217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10.612cm"/>
    </style:style>
    <style:style style:name="co5" style:family="table-column">
      <style:table-column-properties fo:break-before="auto" style:column-width="12.855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17cm"/>
    </style:style>
    <style:style style:name="co8" style:family="table-column">
      <style:table-column-properties fo:break-before="auto" style:column-width="2.734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1.603cm"/>
    </style:style>
    <style:style style:name="co12" style:family="table-column">
      <style:table-column-properties fo:break-before="auto" style:column-width="3.007cm"/>
    </style:style>
    <style:style style:name="co13" style:family="table-column">
      <style:table-column-properties fo:break-before="auto" style:column-width="3.789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fo:font-size="9pt" style:font-size-asian="9pt" style:font-size-complex="5.09999990463257pt"/>
    </style:style>
    <style:style style:name="ce4" style:family="table-cell" style:parent-style-name="pd1">
      <style:table-cell-properties fo:background-color="#99cc66"/>
    </style:style>
    <style:style style:name="ce5" style:family="table-cell" style:parent-style-name="Default">
      <style:table-cell-properties fo:background-color="#99cc66"/>
    </style:style>
    <style:style style:name="ce6" style:family="table-cell" style:parent-style-name="Default" style:data-style-name="N107">
      <style:table-cell-properties fo:background-color="#99cc66"/>
    </style:style>
    <style:style style:name="ce7" style:family="table-cell" style:parent-style-name="pd1" style:data-style-name="N107">
      <style:table-cell-properties fo:background-color="#99cc66"/>
    </style:style>
    <style:style style:name="ce8" style:family="table-cell" style:parent-style-name="Default" style:data-style-name="N107">
      <style:table-cell-properties fo:background-color="transparent"/>
    </style:style>
  </office:automatic-styles>
  <office:body>
    <office:spreadsheet>
      <table:table table:name="menu_unifi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" table:number-columns-repeated="2" table:default-cell-style-name="ce2"/>
        <table:table-column table:style-name="co14" table:default-cell-style-name="ce2"/>
        <table:table-column table:style-name="co15" table:number-columns-repeated="1000" table:default-cell-style-name="ce2"/>
        <table:table-row table:style-name="ro1">
          <table:table-cell table:style-name="ce1" office:value-type="string">
            <text:p>Cat 1</text:p>
          </table:table-cell>
          <table:table-cell table:style-name="ce1" office:value-type="string">
            <text:p>Cat 2</text:p>
          </table:table-cell>
          <table:table-cell table:style-name="ce1" office:value-type="string">
            <text:p>Cat 3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Description</text:p>
          </table:table-cell>
          <table:table-cell table:style-name="ce4" office:value-type="string">
            <text:p>1 boule</text:p>
          </table:table-cell>
          <table:table-cell table:style-name="ce4" office:value-type="string">
            <text:p>2 boules</text:p>
          </table:table-cell>
          <table:table-cell table:style-name="ce7" office:value-type="string">
            <text:p>prix_unique</text:p>
          </table:table-cell>
          <table:table-cell table:style-name="ce4" office:value-type="string">
            <text:p>Petit</text:p>
          </table:table-cell>
          <table:table-cell table:style-name="ce4" office:value-type="string">
            <text:p>Grand</text:p>
          </table:table-cell>
          <table:table-cell table:style-name="ce4" office:value-type="string">
            <text:p>Demi</text:p>
          </table:table-cell>
          <table:table-cell table:style-name="ce4" office:value-type="string">
            <text:p>Pinte</text:p>
          </table:table-cell>
          <table:table-cell table:style-name="ce4" office:value-type="string">
            <text:p>VERRE 12 CL</text:p>
          </table:table-cell>
          <table:table-cell table:style-name="ce4" office:value-type="string">
            <text:p>BOUTEILLE 75 CL</text:p>
          </table:table-cell>
          <table:table-cell table:style-name="ce4" office:value-type="string">
            <text:p>25 CL</text:p>
          </table:table-cell>
          <table:table-cell table:style-name="ce4" office:value-type="string">
            <text:p>50 CL</text:p>
          </table:table-cell>
          <table:table-cell table:style-name="ce4" office:value-type="string">
            <text:p>1L</text:p>
          </table:table-cell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bio et équitable 80% Arabica 20% Robusta</text:p>
          </table:table-cell>
          <table:table-cell office:value-type="string">
            <text:p>(Pérou) Brûlerie de la Maine, Etriché</text:p>
          </table:table-cell>
          <table:table-cell table:style-name="ce5" table:number-columns-repeated="2"/>
          <table:table-cell table:style-name="ce6"/>
          <table:table-cell table:style-name="ce6" office:value-type="currency" office:currency="EUR" office:value="1.6">
            <text:p>1,60 €</text:p>
          </table:table-cell>
          <table:table-cell table:style-name="ce6" office:value-type="currency" office:currency="EUR" office:value="3">
            <text:p>3,0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Déca</text:p>
          </table:table-cell>
          <table:table-cell/>
          <table:table-cell table:style-name="ce5" table:number-columns-repeated="2"/>
          <table:table-cell table:style-name="ce6"/>
          <table:table-cell table:number-columns-repeated="2" table:style-name="ce6" office:value-type="currency" office:currency="EUR" office:value="1.7">
            <text:p>1,7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Allongé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1.7">
            <text:p>1,70 €</text:p>
          </table:table-cell>
          <table:table-cell table:style-name="ce6" office:value-type="currency" office:currency="EUR" office:value="3.2">
            <text:p>3,2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Noisette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1.7">
            <text:p>1,70 €</text:p>
          </table:table-cell>
          <table:table-cell table:style-name="ce6" office:value-type="currency" office:currency="EUR" office:value="3.2">
            <text:p>3,2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Crème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2.5">
            <text:p>2,50 €</text:p>
          </table:table-cell>
          <table:table-cell table:style-name="ce6" office:value-type="currency" office:currency="EUR" office:value="4">
            <text:p>4,00 €</text:p>
          </table:table-cell>
          <table:table-cell table:style-name="ce6" table:number-columns-repeated="7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haï Latte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hocolat au Lait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ppuccino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3.5">
            <text:p>3,50 €</text:p>
          </table:table-cell>
          <table:table-cell table:style-name="ce6" table:number-columns-repeated="8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Viennois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2.8">
            <text:p>2,80 €</text:p>
          </table:table-cell>
          <table:table-cell table:style-name="ce6" office:value-type="currency" office:currency="EUR" office:value="6.2">
            <text:p>6,2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hocolat Viennois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6.5">
            <text:p>6,50 €</text:p>
          </table:table-cell>
          <table:table-cell table:style-name="ce6" table:number-columns-repeated="7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</text:p>
          </table:table-cell>
          <table:table-cell office:value-type="string">
            <text:p>Café, Lait, Caramel ou Chocolat Mai</text:p>
          </table:table-cell>
          <table:table-cell table:style-name="ce5" table:number-columns-repeated="2"/>
          <table:table-cell table:style-name="ce6"/>
          <table:table-cell table:style-name="ce6" office:value-type="currency" office:currency="EUR" office:value="4.5">
            <text:p>4,50 €</text:p>
          </table:table-cell>
          <table:table-cell table:style-name="ce6" office:value-type="currency" office:currency="EUR" office:value="6">
            <text:p>6,00 €</text:p>
          </table:table-cell>
          <table:table-cell table:style-name="ce6" table:number-columns-repeated="7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Macchiato royal</text:p>
          </table:table-cell>
          <table:table-cell table:style-name="ce3" office:value-type="string">
            <text:p>Café, Lait, Caramel ou Chocolat Maison,Chantilly</text:p>
          </table:table-cell>
          <table:table-cell table:style-name="ce5" table:number-columns-repeated="2"/>
          <table:table-cell table:style-name="ce6"/>
          <table:table-cell table:style-name="ce6" office:value-type="currency" office:currency="EUR" office:value="4.5">
            <text:p>4,50 €</text:p>
          </table:table-cell>
          <table:table-cell table:style-name="ce6" office:value-type="currency" office:currency="EUR" office:value="7">
            <text:p>7,00 €</text:p>
          </table:table-cell>
          <table:table-cell table:style-name="ce6" table:number-columns-repeated="7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Café Gourmand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7.5">
            <text:p>7,50 €</text:p>
          </table:table-cell>
          <table:table-cell table:style-name="ce6" table:number-columns-repeated="8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Cafés</text:p>
          </table:table-cell>
          <table:table-cell office:value-type="string">
            <text:p>Thé Gourmand</text:p>
          </table:table-cell>
          <table:table-cell/>
          <table:table-cell table:style-name="ce5" table:number-columns-repeated="2"/>
          <table:table-cell table:style-name="ce6"/>
          <table:table-cell table:style-name="ce6" office:value-type="currency" office:currency="EUR" office:value="8.5">
            <text:p>8,50 €</text:p>
          </table:table-cell>
          <table:table-cell table:style-name="ce6" table:number-columns-repeated="8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Ceylan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Earl Grey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4 Fruits rouge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Vanille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Miss dammann</text:p>
          </table:table-cell>
          <table:table-cell office:value-type="string">
            <text:p>Citron, Fruit de la Passion, Gingembr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Yunnan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Menthe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Jasmin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isane Nuit à Versailles</text:p>
          </table:table-cell>
          <table:table-cell office:value-type="string">
            <text:p>Bergamote, Kiwi, Pêch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isane Carcadet</text:p>
          </table:table-cell>
          <table:table-cell office:value-type="string">
            <text:p>Passion, Frambois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Tisane du Berger</text:p>
          </table:table-cell>
          <table:table-cell office:value-type="string">
            <text:p>Tilleul, Verveine, Menthe, Citronnelle, Fleur d’Oranger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 chaud</text:p>
          </table:table-cell>
          <table:table-cell office:value-type="string">
            <text:p>Thés / infusions Dammann</text:p>
          </table:table-cell>
          <table:table-cell office:value-type="string">
            <text:p>Rooibos Citrus</text:p>
          </table:table-cell>
          <table:table-cell office:value-type="string">
            <text:p>Citron Vert, Clémentine, Orange Sanguin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sirop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 table:style-name="ce5" table:number-columns-repeated="2"/>
          <table:table-cell table:style-name="ce6" office:value-type="currency" office:currency="EUR" office:value="2">
            <text:p>2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Les diabolos</text:p>
          </table:table-cell>
          <table:table-cell office:value-type="string">
            <text:p>Melon, Pastèque, Goyave, Litchi, Grenadine, Passion, Grenade, Fraise, Cerise, Cassis, Mûre, Framboise, Pêche, Menthe, Banane, Violette, Kiwi, Rose, Orgeat, Gingembre, Pamplemousse, Citron, Citronnelle, Pulco</text:p>
          </table:table-cell>
          <table:table-cell table:style-name="ce5" table:number-columns-repeated="2"/>
          <table:table-cell table:style-name="ce6" office:value-type="currency" office:currency="EUR" office:value="2.5">
            <text:p>2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oisson énergisante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Orangina, Schweppes</text:p>
          </table:table-cell>
          <table:table-cell/>
          <table:table-cell table:style-name="ce5" table:number-columns-repeated="2"/>
          <table:table-cell table:style-name="ce6" office:value-type="currency" office:currency="EUR" office:value="3.6">
            <text:p>3,6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reizh Cola, Breizh Zero, Breizh Agrumes, Oasis Tropical</text:p>
          </table:table-cell>
          <table:table-cell/>
          <table:table-cell table:style-name="ce5" table:number-columns-repeated="2"/>
          <table:table-cell table:style-name="ce6" office:value-type="currency" office:currency="EUR" office:value="3.8">
            <text:p>3,8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Thé glacé maison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Bissap maison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Café Frappé</text:p>
          </table:table-cell>
          <table:table-cell office:value-type="string">
            <text:p>Café, Sirop Orgeat, Sucr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Cacolac</text:p>
          </table:table-cell>
          <table:table-cell/>
          <table:table-cell table:style-name="ce5" table:number-columns-repeated="2"/>
          <table:table-cell table:style-name="ce6" office:value-type="currency" office:currency="EUR" office:value="3.6">
            <text:p>3,6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Macchiato glacé</text:p>
          </table:table-cell>
          <table:table-cell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chorle Les Filles de l’Ouest</text:p>
          </table:table-cell>
          <table:table-cell office:value-type="string">
            <text:p>Citron Fringant, Rhubarbe Pimpante, Menthe Fougueuse, Cassis Truculent, Pomelo Corsé</text:p>
          </table:table-cell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Ginger Beer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Tensai Tea</text:p>
          </table:table-cell>
          <table:table-cell office:value-type="string">
            <text:p>Thé Noir Glacé, Gingembre</text:p>
          </table:table-cell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oda Leamo</text:p>
          </table:table-cell>
          <table:table-cell office:value-type="string">
            <text:p>Ginger Ale, Orangeade, Concombre Citron</text:p>
          </table:table-cell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Sansu</text:p>
          </table:table-cell>
          <table:table-cell office:value-type="string">
            <text:p>Soda Yuzu, Gingembre (Vitamine C++)</text:p>
          </table:table-cell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Softs</text:p>
          </table:table-cell>
          <table:table-cell office:value-type="string">
            <text:p>Kombucha Penrose</text:p>
          </table:table-cell>
          <table:table-cell office:value-type="string">
            <text:p>Thé Noir / Rhubarbe / Clémentine ou Thé Vert Sencha / Framboise / Menthe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Jupiler Bière Sans Alcool</text:p>
          </table:table-cell>
          <table:table-cell/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Meteor IPA Sans Alcool 0,0%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Tête Haute IPA Presque Sans Alcool 0,5%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Sans Alcool</text:p>
          </table:table-cell>
          <table:table-cell office:value-type="string">
            <text:p>«Cypher» Domaine de Brau (Sauvignon)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Bières et Vins Sans Alcool</text:p>
          </table:table-cell>
          <table:table-cell office:value-type="string">
            <text:p>Vin Blanc Pétillant Sans Alcool </text:p>
          </table:table-cell>
          <table:table-cell office:value-type="string">
            <text:p>«Cypher» Domaine de Brau (Sauvignon)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100% Pur Jus local</text:p>
          </table:table-cell>
          <table:table-cell office:value-type="string">
            <text:p>Pomme (53), Raisin (49)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Vergers de la Manse (37)</text:p>
          </table:table-cell>
          <table:table-cell office:value-type="string">
            <text:p>Tomate, Pomme/Mangue, Pomme/Framboise, Poire, Ananas, Orange, Pamplemousse, Abricot, Fraise</text:p>
          </table:table-cell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Bahia</text:p>
          </table:table-cell>
          <table:table-cell office:value-type="string">
            <text:p>Jus de Goyave Blanche, Litchi, Citron Vert (Vitamine C++)</text:p>
          </table:table-cell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Jus</text:p>
          </table:table-cell>
          <table:table-cell office:value-type="string">
            <text:p>Lhumeau</text:p>
          </table:table-cell>
          <table:table-cell office:value-type="string">
            <text:p>Jus de Raisin Pétillant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 table:style-name="ce5" table:number-columns-repeated="2"/>
          <table:table-cell table:style-name="ce6" office:value-type="currency" office:currency="EUR" office:value="2.5">
            <text:p>2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plat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Eau Neuve</text:p>
          </table:table-cell>
          <table:table-cell office:value-type="string">
            <text:p>Eau minérale gazeuse</text:p>
          </table:table-cell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Eaux</text:p>
          </table:table-cell>
          <table:table-cell office:value-type="string">
            <text:p>Plancoët Gazeuse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Mojito, Virgin Mojito Fruit, Virgin Piña Colada</text:p>
          </table:table-cell>
          <table:table-cell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Spritz, Virgin Hugo Spritz</text:p>
          </table:table-cell>
          <table:table-cell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Sawat</text:p>
          </table:table-cell>
          <table:table-cell office:value-type="string">
            <text:p>Purée de Fraise, Jus de Cranberry, Menthe, Tonic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Acapulco</text:p>
          </table:table-cell>
          <table:table-cell office:value-type="string">
            <text:p>Jus d’Orange, Limonade, Sirop Grenadine, Citron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Kiribata</text:p>
          </table:table-cell>
          <table:table-cell office:value-type="string">
            <text:p>Jus de Cranberry, Jus d’Orange, Citron Vert Pressé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Citronnella</text:p>
          </table:table-cell>
          <table:table-cell office:value-type="string">
            <text:p>Jus de Mangue, Sirop de Citronnelle, Jus de Citron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Ginger Berry Fizz</text:p>
          </table:table-cell>
          <table:table-cell office:value-type="string">
            <text:p>Jus de Cranberry, Citron Vert Pressé, Ginger Beer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Virgin Red Mojito</text:p>
          </table:table-cell>
          <table:table-cell office:value-type="string">
            <text:p>Jus de Fleur d’Hibiscus, Menthe, Citron Vert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Kootchooloo</text:p>
          </table:table-cell>
          <table:table-cell office:value-type="string">
            <text:p>Jus de Pomme, Concombre, Jus de Citron, Sirop de Gingembre, Menthe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Jamaican Spice</text:p>
          </table:table-cell>
          <table:table-cell office:value-type="string">
            <text:p>Purée de Mangue, Jus d’Orange, Ginger Beer, Sirop Piment Maison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ofts et Sans Alcool</text:p>
          </table:table-cell>
          <table:table-cell office:value-type="string">
            <text:p>Les Cocktails Sans Alcool</text:p>
          </table:table-cell>
          <table:table-cell office:value-type="string">
            <text:p>Cloudy</text:p>
          </table:table-cell>
          <table:table-cell office:value-type="string">
            <text:p>Jus de Goyave, Sirop de Rose, Jus de Citron Vert, Jus de Fleur d’Hibiscus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Jäger Bomb, Ti Punch</text:p>
          </table:table-cell>
          <table:table-cell/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aïpirinha, Caïpiroska</text:p>
          </table:table-cell>
          <table:table-cell office:value-type="string">
            <text:p>Caïpirinha - fruits +0,50€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uba Libre, Planteur, Tequila Sunrise, Daiquiri, Mojito</text:p>
          </table:table-cell>
          <table:table-cell office:value-type="string">
            <text:p>Daiquiri - fruits +0,50€, Mojito - fruits +0,50€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Cosmopolitain, Cointreaupolitain, Margarita, Cointreau Fizz, Love on the Beach, Martini Dry, Piña Colada, Russe Blanc</text:p>
          </table:table-cell>
          <table:table-cell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Bloody Mary, London Mule, Moscow Mule, Long Island, Mai Thaï</text:p>
          </table:table-cell>
          <table:table-cell/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Grog</text:p>
          </table:table-cell>
          <table:table-cell office:value-type="string">
            <text:p>Pour se rechauffer</text:p>
          </table:table-cell>
          <table:table-cell table:style-name="ce5" table:number-columns-repeated="2"/>
          <table:table-cell table:style-name="ce6" office:value-type="currency" office:currency="EUR" office:value="4.5">
            <text:p>4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Classiques</text:p>
          </table:table-cell>
          <table:table-cell office:value-type="string">
            <text:p>Irish Coffee Monkey Shoulder, French Coffee</text:p>
          </table:table-cell>
          <table:table-cell office:value-type="string">
            <text:p>Pour se rechauffer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Red Mojito</text:p>
          </table:table-cell>
          <table:table-cell office:value-type="string">
            <text:p>Rhum, Citron Vert, Menthe, Jus de Fleur d’Hibiscus, Angustura, Sucr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Violette</text:p>
          </table:table-cell>
          <table:table-cell office:value-type="string">
            <text:p>Crème de Violette, Eau Gazeuse, Crémant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Hugo</text:p>
          </table:table-cell>
          <table:table-cell office:value-type="string">
            <text:p>Liqueur Fleur de Sureau, Crémant, Eau Gazeuse, Citron Vert, Zeste de Citron Jaun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pritz Angevin</text:p>
          </table:table-cell>
          <table:table-cell office:value-type="string">
            <text:p>Bitter Giffard, Crément de Loire, Eau Gazeuse, Orang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Sour </text:p>
          </table:table-cell>
          <table:table-cell office:value-type="string">
            <text:p>Tequila Milagro, Amaretto, Pisco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Jam Sour</text:p>
          </table:table-cell>
          <table:table-cell office:value-type="string">
            <text:p>Whisky Monkey Shoulder, Confiture, Jus de Citron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Arapi</text:p>
          </table:table-cell>
          <table:table-cell office:value-type="string">
            <text:p>Vodka, Sirop de Grenade, Citron Vert, Crème Coco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Arawak</text:p>
          </table:table-cell>
          <table:table-cell office:value-type="string">
            <text:p>Rhum, Menthe, Jus de Goyave, Citron Vert, Sucr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Pol Lover</text:p>
          </table:table-cell>
          <table:table-cell office:value-type="string">
            <text:p>Vodka, Liqueur de Melon, Sirop Framboise, Jus d’Ananas, Jus de Cranberry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Espresso Martini</text:p>
          </table:table-cell>
          <table:table-cell office:value-type="string">
            <text:p>Vodka, Kahlua, Expresso, Sucr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Gin Smash</text:p>
          </table:table-cell>
          <table:table-cell office:value-type="string">
            <text:p>Gin Hendrick’s, Basilic, Miel, Citron Jaune Pressé</text:p>
          </table:table-cell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Honolulu Punch</text:p>
          </table:table-cell>
          <table:table-cell office:value-type="string">
            <text:p>Rhum Sailor Jerry, Purée de Passion, Jus d’Ananas, Sirop de Vanille, Citron Vert</text:p>
          </table:table-cell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Papete Punch</text:p>
          </table:table-cell>
          <table:table-cell office:value-type="string">
            <text:p>Rhum, Pomme, Goyave, Citron Vert, Litchi</text:p>
          </table:table-cell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Cold Kiss</text:p>
          </table:table-cell>
          <table:table-cell office:value-type="string">
            <text:p>Gin Hendrick’s, Sirop de Rose, Citron Vert, Jus de Goyave, Jus de Fleur d’Hibiscus</text:p>
          </table:table-cell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Cocktails</text:p>
          </table:table-cell>
          <table:table-cell office:value-type="string">
            <text:p>Les Cocktails du moment</text:p>
          </table:table-cell>
          <table:table-cell office:value-type="string">
            <text:p>Bolly Mule</text:p>
          </table:table-cell>
          <table:table-cell office:value-type="string">
            <text:p>Gin Hendrick’s, Crème de Cassis, Ginger Beer, Sirop de Rose Maison, Citron Vert Pressé</text:p>
          </table:table-cell>
          <table:table-cell table:style-name="ce5" table:number-columns-repeated="2"/>
          <table:table-cell table:style-name="ce6" office:value-type="currency" office:currency="EUR" office:value="9">
            <text:p>9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Meteor Blonde, Lager</text:p>
          </table:table-cell>
          <table:table-cell office:value-type="string">
            <text:p>Brasserie Meteor, Hochfelden, 67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">
            <text:p>3,0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lpaca Citra, Pale Ale</text:p>
          </table:table-cell>
          <table:table-cell office:value-type="string">
            <text:p>Alpaca, Segré, 49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9">
            <text:p>3,90 €</text:p>
          </table:table-cell>
          <table:table-cell table:style-name="ce6" office:value-type="currency" office:currency="EUR" office:value="7">
            <text:p>7,0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Wendelinus Blonde, Abbaye</text:p>
          </table:table-cell>
          <table:table-cell office:value-type="string">
            <text:p>Brasserie Meteor, Hochfelden, 67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La Piautre, Triple</text:p>
          </table:table-cell>
          <table:table-cell office:value-type="string">
            <text:p>La Piautre, La Ménitré, 49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Alpaca Blanche</text:p>
          </table:table-cell>
          <table:table-cell office:value-type="string">
            <text:p>Alpaca, Segré, 49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9">
            <text:p>3,90 €</text:p>
          </table:table-cell>
          <table:table-cell table:style-name="ce6" office:value-type="currency" office:currency="EUR" office:value="7">
            <text:p>7,0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La Côale Original, IPA</text:p>
          </table:table-cell>
          <table:table-cell office:value-type="string">
            <text:p>La Côale, Bécon-les-Granits, 49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Bonne Pâte, Double IPA</text:p>
          </table:table-cell>
          <table:table-cell office:value-type="string">
            <text:p>Brasserie La Bestiole, Saint-Barthélemy, 49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Patoune, NEIPA</text:p>
          </table:table-cell>
          <table:table-cell office:value-type="string">
            <text:p>Brasserie La Bestiole, Saint-Barthélemy, 49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Enaxor, Ambrée</text:p>
          </table:table-cell>
          <table:table-cell office:value-type="string">
            <text:p>La Côale, Bécon-les-Granits, 49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Meteor Cerise, Rouge, Fruitée</text:p>
          </table:table-cell>
          <table:table-cell office:value-type="string">
            <text:p>Brasserie Meteor, Hochfelden, 67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Slash Mango, Blonde, Fruitée</text:p>
          </table:table-cell>
          <table:table-cell office:value-type="string">
            <text:p>Brasserie La Licorne, Saverne, 67</text:p>
          </table:table-cell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Panaché</text:p>
          </table:table-cell>
          <table:table-cell/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5.5">
            <text:p>5,50 €</text:p>
          </table:table-cell>
          <table:table-cell table:style-name="ce6" table:number-columns-repeated="5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Monaco, Bière sirop</text:p>
          </table:table-cell>
          <table:table-cell/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5.8">
            <text:p>5,8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office:value-type="string">
            <text:p>Picon Bière</text:p>
          </table:table-cell>
          <table:table-cell/>
          <table:table-cell table:style-name="ce5" table:number-columns-repeated="2"/>
          <table:table-cell table:style-name="ce6" table:number-columns-repeated="3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7.5">
            <text:p>7,50 €</text:p>
          </table:table-cell>
          <table:table-cell table:style-name="ce6" table:number-columns-repeated="5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Gose</text:p>
          </table:table-cell>
          <table:table-cell office:value-type="string">
            <text:p>Acidulée, Note Cassis &amp; Citron vert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Wheat Ale</text:p>
          </table:table-cell>
          <table:table-cell office:value-type="string">
            <text:p>Bière de Blé, Légèrement Argumé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DDH Pale Ale</text:p>
          </table:table-cell>
          <table:table-cell office:value-type="string">
            <text:p>Blonde Dorée, Note Fruitée et Amer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IPA</text:p>
          </table:table-cell>
          <table:table-cell office:value-type="string">
            <text:p>Blonde Houblonnnée, Douce Amer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NEIPA</text:p>
          </table:table-cell>
          <table:table-cell office:value-type="string">
            <text:p>Blonde Houblonnnée, Note Fruité et Florale</text:p>
          </table:table-cell>
          <table:table-cell table:style-name="ce5" table:number-columns-repeated="2"/>
          <table:table-cell table:style-name="ce6" office:value-type="currency" office:currency="EUR" office:value="6.9">
            <text:p>6,9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Insouciante</text:p>
          </table:table-cell>
          <table:table-cell office:value-type="string">
            <text:p>Pale Al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Vagabonde</text:p>
          </table:table-cell>
          <table:table-cell office:value-type="string">
            <text:p>Witbier, Orange Sanguin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L’Intrépide</text:p>
          </table:table-cell>
          <table:table-cell office:value-type="string">
            <text:p>Sour, Passion, Vanill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Pas Commode</text:p>
          </table:table-cell>
          <table:table-cell office:value-type="string">
            <text:p>West Coast IPA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La Pépère</text:p>
          </table:table-cell>
          <table:table-cell office:value-type="string">
            <text:p>Stout, Tiramisu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L’Exubérante</text:p>
          </table:table-cell>
          <table:table-cell office:value-type="string">
            <text:p>Double NEIPA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Craft beer locales</text:p>
          </table:table-cell>
          <table:table-cell office:value-type="string">
            <text:p>Citraddict</text:p>
          </table:table-cell>
          <table:table-cell office:value-type="string">
            <text:p>DDH, IPA, Citra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Desperados</text:p>
          </table:table-cell>
          <table:table-cell office:value-type="string">
            <text:p>Aromatisée Tequila</text:p>
          </table:table-cell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Piautre Noir</text:p>
          </table:table-cell>
          <table:table-cell office:value-type="string">
            <text:p>Stout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Chouffe</text:p>
          </table:table-cell>
          <table:table-cell office:value-type="string">
            <text:p>Blonde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Bières</text:p>
          </table:table-cell>
          <table:table-cell office:value-type="string">
            <text:p>Bières bouteille</text:p>
          </table:table-cell>
          <table:table-cell office:value-type="string">
            <text:p>Kasteel Rouge</text:p>
          </table:table-cell>
          <table:table-cell office:value-type="string">
            <text:p>Fruits Rouges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astis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Martini Blanc, Martini Rouge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Porto Blanc, Porto Rouge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Apéritifs</text:p>
          </table:table-cell>
          <table:table-cell/>
          <table:table-cell office:value-type="string">
            <text:p>Suze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r Rouge AOP</text:p>
          </table:table-cell>
          <table:table-cell office:value-type="string">
            <text:p>Domaine des Hautes Ouches (Cab,Fr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Rouge AOP</text:p>
          </table:table-cell>
          <table:table-cell office:value-type="string">
            <text:p>Domaine du Gerfaut (Cab,Fr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18">
            <text:p>18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Anjou Grolleau</text:p>
          </table:table-cell>
          <table:table-cell office:value-type="string">
            <text:p>Domaine Princé (Grolleau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5">
            <text:p>3,50 €</text:p>
          </table:table-cell>
          <table:table-cell table:style-name="ce6" office:value-type="currency" office:currency="EUR" office:value="18">
            <text:p>18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Saumur Champigny AOP</text:p>
          </table:table-cell>
          <table:table-cell office:value-type="string">
            <text:p>Domaine de Bourg Neuf (Cab,Fr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6">
            <text:p>4,60 €</text:p>
          </table:table-cell>
          <table:table-cell table:style-name="ce6" office:value-type="currency" office:currency="EUR" office:value="25.5">
            <text:p>25,5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Saint Nicolas de Bourgueil AOP</text:p>
          </table:table-cell>
          <table:table-cell office:value-type="string">
            <text:p>Vignoble la Jarnoterie (Cab,Fr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8">
            <text:p>4,80 €</text:p>
          </table:table-cell>
          <table:table-cell table:style-name="ce6" office:value-type="currency" office:currency="EUR" office:value="26.5">
            <text:p>26,5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Saint Nicolas de Bourgueil AOP</text:p>
          </table:table-cell>
          <table:table-cell office:value-type="string">
            <text:p>Vignoble la Jarnoterie (Cab,Franc)</text:p>
          </table:table-cell>
          <table:table-cell table:style-name="ce5" table:number-columns-repeated="2"/>
          <table:table-cell table:style-name="ce6" table:number-columns-repeated="6"/>
          <table:table-cell table:style-name="ce6" office:value-type="currency" office:currency="EUR" office:value="15">
            <text:p>15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Chinon AOP « Les Galuches »</text:p>
          </table:table-cell>
          <table:table-cell office:value-type="string">
            <text:p>Domaine Raffault (Cab,Fr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9">
            <text:p>4,90 €</text:p>
          </table:table-cell>
          <table:table-cell table:style-name="ce6" office:value-type="currency" office:currency="EUR" office:value="27">
            <text:p>27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Val de Loire</text:p>
          </table:table-cell>
          <table:table-cell office:value-type="string">
            <text:p>Cheverny Rouge HVE « EnCLOS du Petit Chien »</text:p>
          </table:table-cell>
          <table:table-cell office:value-type="string">
            <text:p>Domaine Alpha Loire (Pinot Noir, Gamay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5.2">
            <text:p>5,20 €</text:p>
          </table:table-cell>
          <table:table-cell table:style-name="ce6" office:value-type="currency" office:currency="EUR" office:value="28.5">
            <text:p>28,5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Bordeaux Rouge AOC « Réserve »</text:p>
          </table:table-cell>
          <table:table-cell office:value-type="string">
            <text:p>Chateau la Grave de Bertin (Merlot, Cab,Franc, Cab,Sauv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6">
            <text:p>3,60 €</text:p>
          </table:table-cell>
          <table:table-cell table:style-name="ce6" office:value-type="currency" office:currency="EUR" office:value="19">
            <text:p>19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Gravé dans la Roche, IGP Coteaux du Pont du Gard</text:p>
          </table:table-cell>
          <table:table-cell office:value-type="string">
            <text:p>Chateau Boucarut (Syrah, vin nature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9">
            <text:p>3,90 €</text:p>
          </table:table-cell>
          <table:table-cell table:style-name="ce6" office:value-type="currency" office:currency="EUR" office:value="21.5">
            <text:p>21,5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La Croix d’Arton, IGP Côte de Gascogne</text:p>
          </table:table-cell>
          <table:table-cell office:value-type="string">
            <text:p>Chateau d’Arton (Merlot, Syrah, Cab,Sauv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Côtes du Rhône village Visan « Notre dame des Vignes »</text:p>
          </table:table-cell>
          <table:table-cell office:value-type="string">
            <text:p>Rhonéa (Grenache noir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4">
            <text:p>4,40 €</text:p>
          </table:table-cell>
          <table:table-cell table:style-name="ce6" office:value-type="currency" office:currency="EUR" office:value="24.5">
            <text:p>24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Corbières AOP</text:p>
          </table:table-cell>
          <table:table-cell office:value-type="string">
            <text:p>Château du Luc (Grenache noir, Carignan, Syrah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6">
            <text:p>4,60 €</text:p>
          </table:table-cell>
          <table:table-cell table:style-name="ce6" office:value-type="currency" office:currency="EUR" office:value="25.5">
            <text:p>25,5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Fitou AOC « Les Mille et Une Parcelles »</text:p>
          </table:table-cell>
          <table:table-cell office:value-type="string">
            <text:p>Mont Tauch (Carignan, Grenache noir, Syrah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8">
            <text:p>4,80 €</text:p>
          </table:table-cell>
          <table:table-cell table:style-name="ce6" office:value-type="currency" office:currency="EUR" office:value="26.5">
            <text:p>26,5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uges</text:p>
          </table:table-cell>
          <table:table-cell office:value-type="string">
            <text:p>Les Autres Régions</text:p>
          </table:table-cell>
          <table:table-cell office:value-type="string">
            <text:p>Saint Chinian « Le Bric à Brac »</text:p>
          </table:table-cell>
          <table:table-cell office:value-type="string">
            <text:p>Domaine Calmel , Joseph (Grenache noir, Carignan, Syrah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5.2">
            <text:p>5,20 €</text:p>
          </table:table-cell>
          <table:table-cell table:style-name="ce6" office:value-type="currency" office:currency="EUR" office:value="28.5">
            <text:p>28,5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hardonnay IGP</text:p>
          </table:table-cell>
          <table:table-cell office:value-type="string">
            <text:p>Domaine des Hautes Ouches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Sauvignon IGP</text:p>
          </table:table-cell>
          <table:table-cell office:value-type="string">
            <text:p>Domaine des Hautes Ouches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 de Gascogne IGP « Les Hauts d’Arton »</text:p>
          </table:table-cell>
          <table:table-cell office:value-type="string">
            <text:p>Chateau d’Arton (Colombard, Cab,Sauv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henin Anjou Blanc</text:p>
          </table:table-cell>
          <table:table-cell office:value-type="string">
            <text:p>Domaine de Gerfaut (Chenin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Viognier IGP Pays d’Oc</text:p>
          </table:table-cell>
          <table:table-cell office:value-type="string">
            <text:p>Domaine Paul Mas (Viognier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5">
            <text:p>4,50 €</text:p>
          </table:table-cell>
          <table:table-cell table:style-name="ce6" office:value-type="currency" office:currency="EUR" office:value="24.5">
            <text:p>24,5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Pinot Blanc AOP Alsace</text:p>
          </table:table-cell>
          <table:table-cell office:value-type="string">
            <text:p>Kuentz Bas (Pinot Bl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.7">
            <text:p>4,70 €</text:p>
          </table:table-cell>
          <table:table-cell table:style-name="ce6" office:value-type="currency" office:currency="EUR" office:value="15">
            <text:p>15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Côteaux de l’Aubance</text:p>
          </table:table-cell>
          <table:table-cell office:value-type="string">
            <text:p>Domaine Papin (Chenin blanc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2">
            <text:p>3,20 €</text:p>
          </table:table-cell>
          <table:table-cell table:style-name="ce6" table:number-columns-repeated="4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Blancs</text:p>
          </table:table-cell>
          <table:table-cell/>
          <table:table-cell office:value-type="string">
            <text:p>Brut Traditionnel Val de Loire</text:p>
          </table:table-cell>
          <table:table-cell office:value-type="string">
            <text:p>Bouvet Ladubay - 1851 (Chardonnay, Chenin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22">
            <text:p>22,00 €</text:p>
          </table:table-cell>
          <table:table-cell table:style-name="ce6" table:number-columns-repeated="3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Rosé de Loire AOP</text:p>
          </table:table-cell>
          <table:table-cell office:value-type="string">
            <text:p>Domaine des Hautes Ouches (Grolleau, Gamay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2.5">
            <text:p>2,50 €</text:p>
          </table:table-cell>
          <table:table-cell table:style-name="ce6" table:number-columns-repeated="4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Les Vins Rosés</text:p>
          </table:table-cell>
          <table:table-cell/>
          <table:table-cell office:value-type="string">
            <text:p>IGP Méditerranée « Brise Marine »</text:p>
          </table:table-cell>
          <table:table-cell office:value-type="string">
            <text:p>Cercle vignerons de provence (Grenache, Cinsault)</text:p>
          </table:table-cell>
          <table:table-cell table:style-name="ce5" table:number-columns-repeated="2"/>
          <table:table-cell table:style-name="ce6" table:number-columns-repeated="5"/>
          <table:table-cell table:style-name="ce6" office:value-type="currency" office:currency="EUR" office:value="3.2">
            <text:p>3,20 €</text:p>
          </table:table-cell>
          <table:table-cell table:style-name="ce6" office:value-type="currency" office:currency="EUR" office:value="16">
            <text:p>16,00 €</text:p>
          </table:table-cell>
          <table:table-cell table:style-name="ce6" table:number-columns-repeated="3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Anjou Rouge AOP</text:p>
          </table:table-cell>
          <table:table-cell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hardonnay IGP</text:p>
          </table:table-cell>
          <table:table-cell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Sauvignon IGP</text:p>
          </table:table-cell>
          <table:table-cell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.2">
            <text:p>4,2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ôteaux de l’Aubance AOC</text:p>
          </table:table-cell>
          <table:table-cell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6">
            <text:p>6,00 €</text:p>
          </table:table-cell>
          <table:table-cell table:style-name="ce6" office:value-type="currency" office:currency="EUR" office:value="11.5">
            <text:p>11,50 €</text:p>
          </table:table-cell>
          <table:table-cell table:style-name="ce6" office:value-type="currency" office:currency="EUR" office:value="22">
            <text:p>22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Rosé de Loire AOP</text:p>
          </table:table-cell>
          <table:table-cell/>
          <table:table-cell table:style-name="ce5" table:number-columns-repeated="2"/>
          <table:table-cell table:style-name="ce6" table:number-columns-repeated="7"/>
          <table:table-cell table:style-name="ce6" office:value-type="currency" office:currency="EUR" office:value="4">
            <text:p>4,00 €</text:p>
          </table:table-cell>
          <table:table-cell table:style-name="ce6" office:value-type="currency" office:currency="EUR" office:value="8">
            <text:p>8,00 €</text:p>
          </table:table-cell>
          <table:table-cell table:style-name="ce6" office:value-type="currency" office:currency="EUR" office:value="15">
            <text:p>15,00 €</text:p>
          </table:table-cell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kir / Kir Cardinal</text:p>
          </table:table-cell>
          <table:table-cell/>
          <table:table-cell table:style-name="ce5" table:number-columns-repeated="2"/>
          <table:table-cell table:style-name="ce6" office:value-type="currency" office:currency="EUR" office:value="2.7">
            <text:p>2,7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Kir Pétillant / Kir Breton</text:p>
          </table:table-cell>
          <table:table-cell/>
          <table:table-cell table:style-name="ce5" table:number-columns-repeated="2"/>
          <table:table-cell table:style-name="ce6" office:value-type="currency" office:currency="EUR" office:value="4.2">
            <text:p>4,2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Pichet de vin</text:p>
          </table:table-cell>
          <table:table-cell/>
          <table:table-cell office:value-type="string">
            <text:p>Cidre Brut</text:p>
          </table:table-cell>
          <table:table-cell/>
          <table:table-cell table:style-name="ce5" table:number-columns-repeated="2"/>
          <table:table-cell table:style-name="ce6" office:value-type="currency" office:currency="EUR" office:value="3.8">
            <text:p>3,8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Rhum Arrangé Maison</text:p>
          </table:table-cell>
          <table:table-cell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otran</text:p>
          </table:table-cell>
          <table:table-cell office:value-type="string">
            <text:p>doux, fruit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Doorly’s XO</text:p>
          </table:table-cell>
          <table:table-cell office:value-type="string">
            <text:p>riche, doux, fruits secs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arcelo Imperial</text:p>
          </table:table-cell>
          <table:table-cell office:value-type="string">
            <text:p>doux, fruité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Matusalem 15 ans</text:p>
          </table:table-cell>
          <table:table-cell office:value-type="string">
            <text:p>orange, vanill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Barbancourt 8 ans</text:p>
          </table:table-cell>
          <table:table-cell office:value-type="string">
            <text:p>puissant, vanillé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Dictador 12 ans</text:p>
          </table:table-cell>
          <table:table-cell office:value-type="string">
            <text:p>fruits exotiques, vanill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Flor de Caña 14 ans</text:p>
          </table:table-cell>
          <table:table-cell office:value-type="string">
            <text:p>riche, coco, nougat, épices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Plantation XO</text:p>
          </table:table-cell>
          <table:table-cell office:value-type="string">
            <text:p>boisée, mangue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Santa Teresa</text:p>
          </table:table-cell>
          <table:table-cell office:value-type="string">
            <text:p>doux, miel, banane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Rhums</text:p>
          </table:table-cell>
          <table:table-cell/>
          <table:table-cell office:value-type="string">
            <text:p>Zacapa 23 ans</text:p>
          </table:table-cell>
          <table:table-cell office:value-type="string">
            <text:p>noix de muscade</text:p>
          </table:table-cell>
          <table:table-cell table:style-name="ce5" table:number-columns-repeated="2"/>
          <table:table-cell table:style-name="ce6" office:value-type="currency" office:currency="EUR" office:value="9">
            <text:p>9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berlour 10 ans</text:p>
          </table:table-cell>
          <table:table-cell office:value-type="string">
            <text:p>fruité, épic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phroaig 10 ans</text:p>
          </table:table-cell>
          <table:table-cell office:value-type="string">
            <text:p>tourb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Armorik</text:p>
          </table:table-cell>
          <table:table-cell office:value-type="string">
            <text:p>très fruité et doux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La Piautre « Port Saint Maur »</text:p>
          </table:table-cell>
          <table:table-cell office:value-type="string">
            <text:p>tourbé, fumé, épices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Highland Park 12 ans</text:p>
          </table:table-cell>
          <table:table-cell office:value-type="string">
            <text:p>légèrement fumé, doux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Single Malt</text:p>
          </table:table-cell>
          <table:table-cell office:value-type="string">
            <text:p>Caol Ila</text:p>
          </table:table-cell>
          <table:table-cell office:value-type="string">
            <text:p>tourbé et gourmand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Irish Powers</text:p>
          </table:table-cell>
          <table:table-cell office:value-type="string">
            <text:p>fort caractère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Monkey Shoulder</text:p>
          </table:table-cell>
          <table:table-cell office:value-type="string">
            <text:p>rond, fruits frais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Telling Stout Cask</text:p>
          </table:table-cell>
          <table:table-cell office:value-type="string">
            <text:p>café, chocolat, épices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Yamazakura</text:p>
          </table:table-cell>
          <table:table-cell office:value-type="string">
            <text:p>doux, aromatique, iodé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lended</text:p>
          </table:table-cell>
          <table:table-cell office:value-type="string">
            <text:p>Nikka from the Barrel</text:p>
          </table:table-cell>
          <table:table-cell office:value-type="string">
            <text:p>gros caractère, vanille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Maker’s Mark</text:p>
          </table:table-cell>
          <table:table-cell office:value-type="string">
            <text:p>doux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Whiskies</text:p>
          </table:table-cell>
          <table:table-cell office:value-type="string">
            <text:p>Bourbon</text:p>
          </table:table-cell>
          <table:table-cell office:value-type="string">
            <text:p>Woodford Reserve</text:p>
          </table:table-cell>
          <table:table-cell office:value-type="string">
            <text:p>boisé, rond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</text:p>
          </table:table-cell>
          <table:table-cell office:value-type="string">
            <text:p>Schweppes Tonic</text:p>
          </table:table-cell>
          <table:table-cell table:style-name="ce5" table:number-columns-repeated="2"/>
          <table:table-cell table:style-name="ce6" office:value-type="currency" office:currency="EUR" office:value="7.9">
            <text:p>7,9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Hendrick’s Orbium</text:p>
          </table:table-cell>
          <table:table-cell office:value-type="string">
            <text:p>Fever Tree Tonic</text:p>
          </table:table-cell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La Piautre « Origin »</text:p>
          </table:table-cell>
          <table:table-cell office:value-type="string">
            <text:p>Fever Tree Tonic</text:p>
          </table:table-cell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Gins Tonics</text:p>
          </table:table-cell>
          <table:table-cell/>
          <table:table-cell office:value-type="string">
            <text:p>Gin Botanist</text:p>
          </table:table-cell>
          <table:table-cell office:value-type="string">
            <text:p>Fever Tree Tonic</text:p>
          </table:table-cell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, Menthe, Pastille Giffard, Peppermint, Bailey's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Poire, Cognac aux Amandes Giffard, Calvados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gnac VS Prestignac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gnac ABK6 VSOP</text:p>
          </table:table-cell>
          <table:table-cell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Digestifs</text:p>
          </table:table-cell>
          <table:table-cell/>
          <table:table-cell office:value-type="string">
            <text:p>Cointreau Noir</text:p>
          </table:table-cell>
          <table:table-cell/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Menthe Pastille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pringbok, Tequila</text:p>
          </table:table-cell>
          <table:table-cell/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Smooth and Easy</text:p>
          </table:table-cell>
          <table:table-cell office:value-type="string">
            <text:p>Rhum, Mangue,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Ruffle</text:p>
          </table:table-cell>
          <table:table-cell office:value-type="string">
            <text:p>Tequila, Passion, Banan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Piscolero</text:p>
          </table:table-cell>
          <table:table-cell office:value-type="string">
            <text:p>Pisco, Grenadine, Jus d’Abricot, Pulco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Boissons</text:p>
          </table:table-cell>
          <table:table-cell office:value-type="string">
            <text:p>Shots</text:p>
          </table:table-cell>
          <table:table-cell/>
          <table:table-cell office:value-type="string">
            <text:p>Iros</text:p>
          </table:table-cell>
          <table:table-cell office:value-type="string">
            <text:p>Vodka, Cointreau, Sirop de Cerise, Citron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ise, Basilic et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Orange, Cannelle et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Mangue, Passion et Vanill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Boissons</text:p>
          </table:table-cell>
          <table:table-cell office:value-type="string">
            <text:p>Shots</text:p>
          </table:table-cell>
          <table:table-cell office:value-type="string">
            <text:p>Rhum arrangé</text:p>
          </table:table-cell>
          <table:table-cell office:value-type="string">
            <text:p>Rhum Arrangé</text:p>
          </table:table-cell>
          <table:table-cell office:value-type="string">
            <text:p>Framboise, Citronnelle, Gingembre et Menthe</text:p>
          </table:table-cell>
          <table:table-cell table:style-name="ce5" table:number-columns-repeated="2"/>
          <table:table-cell table:style-name="ce6" office:value-type="currency" office:currency="EUR" office:value="3.5">
            <text:p>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Houmous</text:p>
          </table:table-cell>
          <table:table-cell office:value-type="string">
            <text:p>Purée de pois chiche et de sésame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zatziki</text:p>
          </table:table-cell>
          <table:table-cell office:value-type="string">
            <text:p>Yaourt, concombre, échalotes, herbes fraîches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Rillettes de Thon</text:p>
          </table:table-cell>
          <table:table-cell office:value-type="string">
            <text:p>Thon, mayonnaise, persil, oignons cébette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Écrasé d’Avocat</text:p>
          </table:table-cell>
          <table:table-cell office:value-type="string">
            <text:p>Avocat, coriandre, piment, huile d’olive, citron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Rillettes Basques</text:p>
          </table:table-cell>
          <table:table-cell office:value-type="string">
            <text:p>Chorizo, cream cheese, piment d’Espelette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Mozza</text:p>
          </table:table-cell>
          <table:table-cell office:value-type="string">
            <text:p>Mozzarella 50g, pignons, pesto, basilic, tomates séchées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rtinades Maison à Partager</text:p>
          </table:table-cell>
          <table:table-cell office:value-type="string">
            <text:p>4 choix parmi: Houmous, Tzatziki, Rillettes de Thon, Écrasé d’Avocat, Rillettes Basques, Mozza</text:p>
          </table:table-cell>
          <table:table-cell table:style-name="ce5" table:number-columns-repeated="2"/>
          <table:table-cell table:style-name="ce6" office:value-type="currency" office:currency="EUR" office:value="23">
            <text:p>2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amembert Rôti</text:p>
          </table:table-cell>
          <table:table-cell office:value-type="string">
            <text:p>Camembert 150g, miel, thym</text:p>
          </table:table-cell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Fromage</text:p>
          </table:table-cell>
          <table:table-cell office:value-type="string">
            <text:p>Camembert, Comté, Morbier, Chèvre, Laïous, Saint-Nectair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Charcuterie</text:p>
          </table:table-cell>
          <table:table-cell office:value-type="string">
            <text:p>Bœuf fumé, coppa affinée, filet mignon fumé, saucissons, jambon Bodega Reserva 24 mois</text:p>
          </table:table-cell>
          <table:table-cell table:style-name="ce5" table:number-columns-repeated="2"/>
          <table:table-cell table:style-name="ce6" office:value-type="currency" office:currency="EUR" office:value="12">
            <text:p>12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Mixte</text:p>
          </table:table-cell>
          <table:table-cell office:value-type="string">
            <text:p>Assiette de charcuterie + fromage</text:p>
          </table:table-cell>
          <table:table-cell table:style-name="ce5" table:number-columns-repeated="2"/>
          <table:table-cell table:style-name="ce6" office:value-type="currency" office:currency="EUR" office:value="21">
            <text:p>2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Tapas</text:p>
          </table:table-cell>
          <table:table-cell office:value-type="string">
            <text:p>Beignets calamar/oignons/crevettes, accras, mozzarella sticks, poulet, Sauce tartare et épicée, Servi avec frites</text:p>
          </table:table-cell>
          <table:table-cell table:style-name="ce5" table:number-columns-repeated="2"/>
          <table:table-cell table:style-name="ce6" office:value-type="currency" office:currency="EUR" office:value="22">
            <text:p>22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Saucissons 150g</text:p>
          </table:table-cell>
          <table:table-cell office:value-type="string">
            <text:p>Cèpes, Piment, Comté, Nature, Poivre…</text:p>
          </table:table-cell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Frites Maison</text:p>
          </table:table-cell>
          <table:table-cell office:value-type="string">
            <text:p>1 sauce incluse Supplément sauce +0,30€</text:p>
          </table:table-cell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Frites Maison XL</text:p>
          </table:table-cell>
          <table:table-cell office:value-type="string">
            <text:p>2 sauces incluses, Supplément sauce +0,30€</text:p>
          </table:table-cell>
          <table:table-cell table:style-name="ce5" table:number-columns-repeated="2"/>
          <table:table-cell table:style-name="ce6" office:value-type="currency" office:currency="EUR" office:value="5.5">
            <text:p>5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Assiettes et Planches</text:p>
          </table:table-cell>
          <table:table-cell/>
          <table:table-cell office:value-type="string">
            <text:p>Bol de salade verte supplémentaire</text:p>
          </table:table-cell>
          <table:table-cell/>
          <table:table-cell table:style-name="ce5" table:number-columns-repeated="2"/>
          <table:table-cell table:style-name="ce6" office:value-type="currency" office:currency="EUR" office:value="3">
            <text:p>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oupe/Gaspacho Maison</text:p>
          </table:table-cell>
          <table:table-cell/>
          <table:table-cell office:value-type="string">
            <text:p>Demandez au serveur pour la soupe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Vosgienne</text:p>
          </table:table-cell>
          <table:table-cell office:value-type="string">
            <text:p>Lardons, dés d’emmental, tomates séchées, salade, croûtons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César</text:p>
          </table:table-cell>
          <table:table-cell office:value-type="string">
            <text:p>Poulet, grana padano, tomates séchées, champignons, sauce César, salade, croûtons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</text:p>
          </table:table-cell>
          <table:table-cell/>
          <table:table-cell office:value-type="string">
            <text:p>Thaï</text:p>
          </table:table-cell>
          <table:table-cell office:value-type="string">
            <text:p>Poulet pané, carottes râpées, cébettes, chou, miel, sésame noir, sauce teriyaki, salade</text:p>
          </table:table-cell>
          <table:table-cell table:style-name="ce5" table:number-columns-repeated="2"/>
          <table:table-cell table:style-name="ce6" office:value-type="currency" office:currency="EUR" office:value="14">
            <text:p>14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Automnale</text:p>
          </table:table-cell>
          <table:table-cell office:value-type="string">
            <text:p>Avocat, pommes, betteraves, noix, céleri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Estival</text:p>
          </table:table-cell>
          <table:table-cell office:value-type="string">
            <text:p>Melon, feta, basilic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Soleil</text:p>
          </table:table-cell>
          <table:table-cell office:value-type="string">
            <text:p>Aubergines, noix, feta, tomates séchées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Falafel</text:p>
          </table:table-cell>
          <table:table-cell office:value-type="string">
            <text:p>Falafels maison, houmous, tzatziki, betteraves, maïs, olives, cornichons, sésames, salade, sauce épicée</text:p>
          </table:table-cell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</text:p>
          </table:table-cell>
          <table:table-cell office:value-type="string">
            <text:p>Végétarien</text:p>
          </table:table-cell>
          <table:table-cell office:value-type="string">
            <text:p>Italienne</text:p>
          </table:table-cell>
          <table:table-cell office:value-type="string">
            <text:p>Mozzarella burrata, concombre, basilic, tomates, pignons, roquette, pesto, huile d’olive</text:p>
          </table:table-cell>
          <table:table-cell table:style-name="ce5" table:number-columns-repeated="2"/>
          <table:table-cell table:style-name="ce6" office:value-type="currency" office:currency="EUR" office:value="15">
            <text:p>15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Provençale</text:p>
          </table:table-cell>
          <table:table-cell office:value-type="string">
            <text:p>Courgettes, poivrons, aubergines, tomates, oignons, pâtes fusilli</text:p>
          </table:table-cell>
          <table:table-cell table:style-name="ce5" table:number-columns-repeated="2"/>
          <table:table-cell table:style-name="ce6" office:value-type="currency" office:currency="EUR" office:value="10">
            <text:p>10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Saumon</text:p>
          </table:table-cell>
          <table:table-cell office:value-type="string">
            <text:p>Saumon, billes de mozzarella di bufala, aneth, concombre, pâtes fusilli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Thon</text:p>
          </table:table-cell>
          <table:table-cell office:value-type="string">
            <text:p>Thon, maïs, olives, tomates cerises, concombre, cornichons, pâtes fusilli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Salades de pâtes froides</text:p>
          </table:table-cell>
          <table:table-cell/>
          <table:table-cell office:value-type="string">
            <text:p>Brésilienne</text:p>
          </table:table-cell>
          <table:table-cell office:value-type="string">
            <text:p>Poulet, mangue, concombre, olives, tomates cerises, roquette, maïs, mayonnaise, pâtes fusilli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Pitchoun</text:p>
          </table:table-cell>
          <table:table-cell office:value-type="string">
            <text:p>Steak 90g, cheddar, salade, ketchup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lassique</text:p>
          </table:table-cell>
          <table:table-cell office:value-type="string">
            <text:p>Steak, cheddar, cornichons, tomates, sauce cocktail, salade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Forestier</text:p>
          </table:table-cell>
          <table:table-cell office:value-type="string">
            <text:p>Steak, comté affiné, champignons, sauce poivre</text:p>
          </table:table-cell>
          <table:table-cell table:style-name="ce5" table:number-columns-repeated="2"/>
          <table:table-cell table:style-name="ce6" office:value-type="currency" office:currency="EUR" office:value="12.5">
            <text:p>12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Savoyard</text:p>
          </table:table-cell>
          <table:table-cell office:value-type="string">
            <text:p>Steak, coppa, reblochon, salade, sauce poivre</text:p>
          </table:table-cell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Lombard</text:p>
          </table:table-cell>
          <table:table-cell office:value-type="string">
            <text:p>Steak, gorgonzola, noix, salade, confit de figues</text:p>
          </table:table-cell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hèvre</text:p>
          </table:table-cell>
          <table:table-cell office:value-type="string">
            <text:p>Steak, chèvre, crème fraîche, thym, salade, miel</text:p>
          </table:table-cell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Rosbeef</text:p>
          </table:table-cell>
          <table:table-cell office:value-type="string">
            <text:p>Viande de bœuf (langue de chat), champignons, comté affiné, confiture d’oignons maison</text:p>
          </table:table-cell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Xalapa</text:p>
          </table:table-cell>
          <table:table-cell office:value-type="string">
            <text:p>Viande de bœuf (langue de chat), mozzarella, salade, sauce spéciale maison</text:p>
          </table:table-cell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Burrata</text:p>
          </table:table-cell>
          <table:table-cell office:value-type="string">
            <text:p>Steak, mini burrata, tomates séchées, roquette, pesto</text:p>
          </table:table-cell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Oriental</text:p>
          </table:table-cell>
          <table:table-cell office:value-type="string">
            <text:p>Steak, cheddar, aubergine, poivron, oignons, cumin, cornichons, tomates, salade, sauce samouraï</text:p>
          </table:table-cell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Auvergnat</text:p>
          </table:table-cell>
          <table:table-cell office:value-type="string">
            <text:p>Steak, Saint-Nectaire, poitrine fumée, oignon rouge, sauce moutarde miel</text:p>
          </table:table-cell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Bœuf</text:p>
          </table:table-cell>
          <table:table-cell office:value-type="string">
            <text:p>Colombien</text:p>
          </table:table-cell>
          <table:table-cell office:value-type="string">
            <text:p>Steak, feta, écrasé d’avocat, oignons, tomates, salade</text:p>
          </table:table-cell>
          <table:table-cell table:style-name="ce5" table:number-columns-repeated="2"/>
          <table:table-cell table:style-name="ce6" office:value-type="currency" office:currency="EUR" office:value="14">
            <text:p>14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Phénicien</text:p>
          </table:table-cell>
          <table:table-cell office:value-type="string">
            <text:p>Falafel maison, cheddar, roquette, cornichons, tomates, salade, tzatziki maison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Végétarien</text:p>
          </table:table-cell>
          <table:table-cell office:value-type="string">
            <text:p>Veggie</text:p>
          </table:table-cell>
          <table:table-cell office:value-type="string">
            <text:p>Galette de pommes de terre maison, aubergine, courgette, poivron, tomate, cheddar, cornichons, salade, sauce cocktail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Chicken</text:p>
          </table:table-cell>
          <table:table-cell office:value-type="string">
            <text:p>Poulet frit, gouda, cumin, cornichon, tomate, salade, sauce barbecue</text:p>
          </table:table-cell>
          <table:table-cell table:style-name="ce5" table:number-columns-repeated="2"/>
          <table:table-cell table:style-name="ce6" office:value-type="currency" office:currency="EUR" office:value="12">
            <text:p>12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Héllène</text:p>
          </table:table-cell>
          <table:table-cell office:value-type="string">
            <text:p>Filet de poulet citronné, roquette, cornichons, curcuma, tomates, salade, tzatziki maison</text:p>
          </table:table-cell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let</text:p>
          </table:table-cell>
          <table:table-cell office:value-type="string">
            <text:p>Suprême</text:p>
          </table:table-cell>
          <table:table-cell office:value-type="string">
            <text:p>Poulet frit, écrasé d’avocat, oignon rouge, grana padano</text:p>
          </table:table-cell>
          <table:table-cell table:style-name="ce5" table:number-columns-repeated="2"/>
          <table:table-cell table:style-name="ce6" office:value-type="currency" office:currency="EUR" office:value="13.5">
            <text:p>13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isson</text:p>
          </table:table-cell>
          <table:table-cell office:value-type="string">
            <text:p>Marin</text:p>
          </table:table-cell>
          <table:table-cell office:value-type="string">
            <text:p>Filet de cabillaud pané, gouda, roquette, cornichons, tomates, salade, sauce tartare maison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teak 90g</text:p>
          </table:table-cell>
          <table:table-cell office:value-type="string">
            <text:p>Servi avec salade verte</text:p>
          </table:table-cell>
          <table:table-cell table:style-name="ce5" table:number-columns-repeated="2"/>
          <table:table-cell table:style-name="ce6" office:value-type="currency" office:currency="EUR" office:value="8">
            <text:p>8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Burger Pitchoun</text:p>
          </table:table-cell>
          <table:table-cell office:value-type="string">
            <text:p>Steak 90g, cheddar, ketchup, salad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Milanaise 90g</text:p>
          </table:table-cell>
          <table:table-cell office:value-type="string">
            <text:p>Servie avec salade verte</text:p>
          </table:table-cell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Fish n’Chips 90g</text:p>
          </table:table-cell>
          <table:table-cell office:value-type="string">
            <text:p>Sauce au choix, Servi avec salade verte</text:p>
          </table:table-cell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9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Burgers</text:p>
          </table:table-cell>
          <table:table-cell office:value-type="string">
            <text:p>Pour les enfants</text:p>
          </table:table-cell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9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Poulet</text:p>
          </table:table-cell>
          <table:table-cell office:value-type="string">
            <text:p>Poulet, emmental, champignons, crème fraîche, tomates séché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Jambon</text:p>
          </table:table-cell>
          <table:table-cell office:value-type="string">
            <text:p>Jambon Bodega 24 mois, mozzarella, champignons, sauce tomate maison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ontagnarde</text:p>
          </table:table-cell>
          <table:table-cell office:value-type="string">
            <text:p>Lardons, pommes de terre, crème fraîche, reblochon, oignon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exicaine</text:p>
          </table:table-cell>
          <table:table-cell office:value-type="string">
            <text:p>Viande hachée, mozzarella, poivrons, oignons, sauce tomate maison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Chaud</text:p>
          </table:table-cell>
          <table:table-cell office:value-type="string">
            <text:p>Moussaka</text:p>
          </table:table-cell>
          <table:table-cell office:value-type="string">
            <text:p>Viande hachée, mozzarella, aubergines, poivrons, oignons, sauce tomate maison</text:p>
          </table:table-cell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Norvégienne</text:p>
          </table:table-cell>
          <table:table-cell office:value-type="string">
            <text:p>Saumon, noix, fromage frais, crème fraîche, curry, roquette, tomates cerises, ciboulette</text:p>
          </table:table-cell>
          <table:table-cell table:style-name="ce5" table:number-columns-repeated="2"/>
          <table:table-cell table:style-name="ce6" office:value-type="currency" office:currency="EUR" office:value="11">
            <text:p>11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Ibérique</text:p>
          </table:table-cell>
          <table:table-cell office:value-type="string">
            <text:p>Crème de chorizo, olive verte et noire, roquette, ciboulette, tomates cerises, piment d’Espelette</text:p>
          </table:table-cell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Rio</text:p>
          </table:table-cell>
          <table:table-cell office:value-type="string">
            <text:p>Poulet, mangue, crème fraîche, tomate cerise, ciboulette</text:p>
          </table:table-cell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Capra</text:p>
          </table:table-cell>
          <table:table-cell office:value-type="string">
            <text:p>Jambon Bodega 24 mois, chèvre, miel, roquette, tomates cerises</text:p>
          </table:table-cell>
          <table:table-cell table:style-name="ce5" table:number-columns-repeated="2"/>
          <table:table-cell table:style-name="ce6" office:value-type="currency" office:currency="EUR" office:value="11.5">
            <text:p>11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Froid</text:p>
          </table:table-cell>
          <table:table-cell office:value-type="string">
            <text:p>Thon</text:p>
          </table:table-cell>
          <table:table-cell office:value-type="string">
            <text:p>Thon, avocats, olives, oignons nouveaux, persil, concombres, tomates cerises, mayo, ciboulette</text:p>
          </table:table-cell>
          <table:table-cell table:style-name="ce5" table:number-columns-repeated="2"/>
          <table:table-cell table:style-name="ce6" office:value-type="currency" office:currency="EUR" office:value="12">
            <text:p>12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Avocado</text:p>
          </table:table-cell>
          <table:table-cell office:value-type="string">
            <text:p>Olives, écrasé d’avocats, tomates ceris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an Froid</text:p>
          </table:table-cell>
          <table:table-cell office:value-type="string">
            <text:p>Levantine</text:p>
          </table:table-cell>
          <table:table-cell office:value-type="string">
            <text:p>Houmous maison, aubergines, olives, roquette, tomates séché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Chèvre</text:p>
          </table:table-cell>
          <table:table-cell office:value-type="string">
            <text:p>Chèvre, noix, miel, menthe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Méditerranée</text:p>
          </table:table-cell>
          <table:table-cell office:value-type="string">
            <text:p>Aubergines, mozzarella, parmesan, tomates séché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Tartines</text:p>
          </table:table-cell>
          <table:table-cell office:value-type="string">
            <text:p>Végétarien Chaud</text:p>
          </table:table-cell>
          <table:table-cell office:value-type="string">
            <text:p>Italia</text:p>
          </table:table-cell>
          <table:table-cell office:value-type="string">
            <text:p>Pesto, mozzarella, champignons, parmesan, tomates</text:p>
          </table:table-cell>
          <table:table-cell table:style-name="ce5" table:number-columns-repeated="2"/>
          <table:table-cell table:style-name="ce6" office:value-type="currency" office:currency="EUR" office:value="10.5">
            <text:p>10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13">
            <text:p>13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Plat du Jour</text:p>
          </table:table-cell>
          <table:table-cell/>
          <table:table-cell office:value-type="string">
            <text:p>Plat + Dessert + Verre de Vin + Café</text:p>
          </table:table-cell>
          <table:table-cell/>
          <table:table-cell table:style-name="ce5" table:number-columns-repeated="2"/>
          <table:table-cell table:style-name="ce6" office:value-type="currency" office:currency="EUR" office:value="19">
            <text:p>19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Steak Haché 125g</text:p>
          </table:table-cell>
          <table:table-cell office:value-type="string">
            <text:p>Sauce au choix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Classique</text:p>
          </table:table-cell>
          <table:table-cell office:value-type="string">
            <text:p>Bœuf haché au couteau, persil, oignons, câpres, cornichons, sauce Worcestershire, Tabasco</text:p>
          </table:table-cell>
          <table:table-cell table:style-name="ce5" table:number-columns-repeated="2"/>
          <table:table-cell table:style-name="ce6" office:value-type="currency" office:currency="EUR" office:value="16.5">
            <text:p>16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Tartare Romain</text:p>
          </table:table-cell>
          <table:table-cell office:value-type="string">
            <text:p>Bœuf haché au couteau, parmesan, tomates séchées, pignons, basilic, câpres, pesto</text:p>
          </table:table-cell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Onglet 140g</text:p>
          </table:table-cell>
          <table:table-cell office:value-type="string">
            <text:p>Sauce au choix</text:p>
          </table:table-cell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Bavette 180g</text:p>
          </table:table-cell>
          <table:table-cell office:value-type="string">
            <text:p>Sauce au choix</text:p>
          </table:table-cell>
          <table:table-cell table:style-name="ce5" table:number-columns-repeated="2"/>
          <table:table-cell table:style-name="ce6" office:value-type="currency" office:currency="EUR" office:value="17.5">
            <text:p>1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Entrecôte Française 200g</text:p>
          </table:table-cell>
          <table:table-cell office:value-type="string">
            <text:p>Sauce au choix</text:p>
          </table:table-cell>
          <table:table-cell table:style-name="ce5" table:number-columns-repeated="2"/>
          <table:table-cell table:style-name="ce6" office:value-type="currency" office:currency="EUR" office:value="19">
            <text:p>19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Faux-Filet 240g</text:p>
          </table:table-cell>
          <table:table-cell office:value-type="string">
            <text:p>Sauce au choix</text:p>
          </table:table-cell>
          <table:table-cell table:style-name="ce5" table:number-columns-repeated="2"/>
          <table:table-cell table:style-name="ce6" office:value-type="currency" office:currency="EUR" office:value="20">
            <text:p>20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Escalope Milanaise 130g</text:p>
          </table:table-cell>
          <table:table-cell office:value-type="string">
            <text:p>Sauce tartare maison</text:p>
          </table:table-cell>
          <table:table-cell table:style-name="ce5" table:number-columns-repeated="2"/>
          <table:table-cell table:style-name="ce6" office:value-type="currency" office:currency="EUR" office:value="15">
            <text:p>15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Poulet Tendresse 130g</text:p>
          </table:table-cell>
          <table:table-cell office:value-type="string">
            <text:p>Poulet frit, Sauce tomate épicée maison</text:p>
          </table:table-cell>
          <table:table-cell table:style-name="ce5" table:number-columns-repeated="2"/>
          <table:table-cell table:style-name="ce6" office:value-type="currency" office:currency="EUR" office:value="15">
            <text:p>15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table:number-columns-repeated="2" office:value-type="string">
            <text:p>Plats</text:p>
          </table:table-cell>
          <table:table-cell/>
          <table:table-cell office:value-type="string">
            <text:p>Fish n’Chips 130g</text:p>
          </table:table-cell>
          <table:table-cell office:value-type="string">
            <text:p>Sauce tartare maison</text:p>
          </table:table-cell>
          <table:table-cell table:style-name="ce5" table:number-columns-repeated="2"/>
          <table:table-cell table:style-name="ce6" office:value-type="currency" office:currency="EUR" office:value="14">
            <text:p>14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table:number-columns-repeated="2" office:value-type="string">
            <text:p>Plats</text:p>
          </table:table-cell>
          <table:table-cell/>
          <table:table-cell office:value-type="string">
            <text:p>Spaghetti ou Radiatori</text:p>
          </table:table-cell>
          <table:table-cell office:value-type="string">
            <text:p>Sauce bolognaise maison ou pesto ou accompagnement du jour, avec parmesan ou emmental</text:p>
          </table:table-cell>
          <table:table-cell table:style-name="ce5" table:number-columns-repeated="2"/>
          <table:table-cell table:style-name="ce6" office:value-type="currency" office:currency="EUR" office:value="9.9">
            <text:p>9,9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ookie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2.5">
            <text:p>2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uffin du Jour</text:p>
          </table:table-cell>
          <table:table-cell/>
          <table:table-cell table:style-name="ce5" table:number-columns-repeated="2"/>
          <table:table-cell table:style-name="ce6" office:value-type="currency" office:currency="EUR" office:value="4">
            <text:p>4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Fondant au Chocolat</text:p>
          </table:table-cell>
          <table:table-cell office:value-type="string">
            <text:p>Supplément glace vanille bio +2,50€</text:p>
          </table:table-cell>
          <table:table-cell table:style-name="ce5" table:number-columns-repeated="2"/>
          <table:table-cell table:style-name="ce6" office:value-type="currency" office:currency="EUR" office:value="5">
            <text:p>5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rumble</text:p>
          </table:table-cell>
          <table:table-cell office:value-type="string">
            <text:p>Supplément glace vanille bio +2,50€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Mousse au Chocolat</text:p>
          </table:table-cell>
          <table:table-cell/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Panna Cotta</text:p>
          </table:table-cell>
          <table:table-cell office:value-type="string">
            <text:p>Coulis caramel, chocolat, fruits rouges ou mangue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essert du Jour</text:p>
          </table:table-cell>
          <table:table-cell office:value-type="string">
            <text:p>Seulement le midi, demandez au serveur</text:p>
          </table:table-cell>
          <table:table-cell table:style-name="ce5" table:number-columns-repeated="2"/>
          <table:table-cell table:style-name="ce6" office:value-type="currency" office:currency="EUR" office:value="6">
            <text:p>6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rème Brûlée</text:p>
          </table:table-cell>
          <table:table-cell/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heesecake</text:p>
          </table:table-cell>
          <table:table-cell office:value-type="string">
            <text:p>Coulis caramel, chocolat, fruits rouges ou mangue</text:p>
          </table:table-cell>
          <table:table-cell table:style-name="ce5" table:number-columns-repeated="2"/>
          <table:table-cell table:style-name="ce6" office:value-type="currency" office:currency="EUR" office:value="6.5">
            <text:p>6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Tiramisu</text:p>
          </table:table-cell>
          <table:table-cell office:value-type="string">
            <text:p>Au speculoos et café</text:p>
          </table:table-cell>
          <table:table-cell table:style-name="ce5" table:number-columns-repeated="2"/>
          <table:table-cell table:style-name="ce6" office:value-type="currency" office:currency="EUR" office:value="7">
            <text:p>7,0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Café Gourmand</text:p>
          </table:table-cell>
          <table:table-cell office:value-type="string">
            <text:p>4 petits desserts maison et un mini cookie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Thé Gourmand</text:p>
          </table:table-cell>
          <table:table-cell office:value-type="string">
            <text:p>4 petits desserts maison et un mini cookie</text:p>
          </table:table-cell>
          <table:table-cell table:style-name="ce5" table:number-columns-repeated="2"/>
          <table:table-cell table:style-name="ce6" office:value-type="currency" office:currency="EUR" office:value="8.5">
            <text:p>8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Digestif Gourmand</text:p>
          </table:table-cell>
          <table:table-cell office:value-type="string">
            <text:p>4 petits desserts maison et un mini cookie, Parmi: Cointreau, Menthe Pastille, Armagnac, Peppermint, Cognac aux Amandes, Cognac VS, Poire, Bailey’s, Calvados Closville</text:p>
          </table:table-cell>
          <table:table-cell table:style-name="ce5" table:number-columns-repeated="2"/>
          <table:table-cell table:style-name="ce6" office:value-type="currency" office:currency="EUR" office:value="9.5">
            <text:p>9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2">
          <table:table-cell office:value-type="string">
            <text:p>Plats</text:p>
          </table:table-cell>
          <table:table-cell office:value-type="string">
            <text:p>Desserts maison</text:p>
          </table:table-cell>
          <table:table-cell/>
          <table:table-cell office:value-type="string">
            <text:p>Planche 3 Fromages</text:p>
          </table:table-cell>
          <table:table-cell office:value-type="string">
            <text:p>Comté, Camembert et Laïous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3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oupe de glace (bio)</text:p>
          </table:table-cell>
          <table:table-cell office:value-type="string">
            <text:p>Vanille, fraise, chocolat au lait, mangue, melon/menthe, 3C: caramel/chocolat/cacahuète, Suppléments chantilly, amandes, coulis +0,50€</text:p>
          </table:table-cell>
          <table:table-cell table:style-name="ce6" office:value-type="currency" office:currency="EUR" office:value="3">
            <text:p>3,00 €</text:p>
          </table:table-cell>
          <table:table-cell table:style-name="ce6" office:value-type="currency" office:currency="EUR" office:value="6">
            <text:p>6,00 €</text:p>
          </table:table-cell>
          <table:table-cell table:style-name="ce6" table:number-columns-repeated="3"/>
          <table:table-cell table:style-name="ce5" table:number-columns-repeated="7"/>
          <table:table-cell table:number-columns-repeated="1000"/>
        </table:table-row>
        <table:table-row table:style-name="ro1">
          <table:table-cell office:value-type="string">
            <text:p>Plats</text:p>
          </table:table-cell>
          <table:table-cell office:value-type="string">
            <text:p>Desserts glacés</text:p>
          </table:table-cell>
          <table:table-cell/>
          <table:table-cell office:value-type="string">
            <text:p>Café Glacé</text:p>
          </table:table-cell>
          <table:table-cell office:value-type="string">
            <text:p>Boule vanille et chocolat, café, amandes, chantilly</text:p>
          </table:table-cell>
          <table:table-cell table:style-name="ce5" table:number-columns-repeated="2"/>
          <table:table-cell table:style-name="ce6" office:value-type="currency" office:currency="EUR" office:value="7.5">
            <text:p>7,50 €</text:p>
          </table:table-cell>
          <table:table-cell table:style-name="ce6" table:number-columns-repeated="2"/>
          <table:table-cell table:style-name="ce5" table:number-columns-repeated="7"/>
          <table:table-cell table:number-columns-repeated="1000"/>
        </table:table-row>
        <table:table-row table:style-name="ro1" table:number-rows-repeated="1048278">
          <table:table-cell table:number-columns-repeated="1017"/>
        </table:table-row>
        <table:table-row table:style-name="ro1">
          <table:table-cell table:number-columns-repeated="1017"/>
        </table:table-row>
      </table:table>
      <table:database-ranges>
        <table:database-range table:name="__Anonymous_Sheet_DB__1" table:target-range-address="menu_unifie.B1:menu_unifie.Q200" table:display-filter-buttons="true"/>
        <table:database-range table:name="__Anonymous_Sheet_DB__2" table:target-range-address="menu_unifie.B1:menu_unifie.Q29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026cm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9">29/10/2025</text:date>, <text:time>11:4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Unix OpenOffice.org_project/4115m2$Build-9813</meta:generator>
    <dc:date>2025-10-29T11:47:55</dc:date>
    <meta:editing-duration>PT5H23M25S</meta:editing-duration>
    <meta:editing-cycles>8</meta:editing-cycles>
    <meta:document-statistic meta:table-count="1" meta:cell-count="1678" meta:object-count="0"/>
  </office:meta>
</office:document-meta>
</file>